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.2in" fo:keep-together="always"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text-input text:description="">RepeatIn(objects, 'partner')</text:text-input><text:text-input text:description="">partner.name</text:text-input><text:line-break/><text:text-input text:description="">partner.addresses and partner.addresses[0].name or ''</text:text-input><text:line-break/><text:text-input text:description="">partner.addresses and partner.addresses[0].street or ''</text:text-input><text:line-break/><text:text-input text:description="">partner.addresses and partner.addresses[0].zip or ''</text:text-input> <text:text-input text:description="">partner.addresses and partner.addresses[0].city or ''</text:text-input><text:line-break/><text:text-input text:description="">partner.addresses and partner.addresses[0].country and partner.addresses[0].country.name or ''</text:text-input> <text:text-input text:description="">partner.addresses and partner.addresses[0].state and partner.addresses[0].state.name or ''</text:text-inpu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8:45</meta:creation-date>
    <dc:date>2008-06-07T15:28:46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0" meta:character-count="14"/>
  </office:meta>
</office:document-meta>
</file>